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"First off, let me introduce you to a reeeaaally
important little guy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"Ta-da—! Red Mailbox-chan—!"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*fidget*... *rustle*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eeehh?! You're already acquainted with
Red Mailbox-chan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aahh, I've been outdone. How embarrassing!"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h? Postal service...?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ow about that! You really don't know Red
Mailbox-chan after all!"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ctually, I don't know what this 'mail' you
keep talking about even is, but..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 you mention Red Mailbox-chan, 'Save'
is the first word that comes to mind—!"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"Save"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mmm, I wonder—? To be honest, I don't
really know either—."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No way, no way—! I've got lots more where
that came from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So, this way next, you two—!"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Next up are these lovely ladies, the two
Travelling Merchant-chans—!"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Ding diiing! Correct—!"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ere's some useful advice for you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ctually, these girls sell completely different
things from each other:"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can buy refreshing drinks from the one in
the blue hat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nd from the one in the red hat, you can
purchase all sorts of convenient tools—!"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xcuse me—, is your friend feeling okay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She's looking a little rough...?"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aaah—! I'm so sorry———!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'm afraid I used it all up yesterday—☆"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"Now then, please take a look over here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a-da! This is called 'Fresh Water'!"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is spring of much use to a travel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But of cour—s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is fresh water isn't just any old fresh
water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y, you ask? Because you can drink it!"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Oh dear—, the gentleman is full of doubts,
isn't he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 travelling, drinking water is absolutely
crucial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can take as much of that precious
Water-chan as you want, no limits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nd this is water supply is exactly the place
to do it—!"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Please, imagin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e clear, all-natural fresh water moistening
and cooling down your parched, burning
throat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ever you find a supply like this, simply
gulp down as much as you can! No holding
back—!"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h! By the way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e store clerks and merchants sell carefully
hand-picked natural water of an extra-high
purity,"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at we call "Tasty Water". Please be sure
to give it a tr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is lovely Water-chan will fill your entire
body with delicious, high-grade fluid!"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 know! As an emergency treatment, let's cool
it down with some water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ooh!"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
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m... hoh? Did you need to pee after all?"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ere's a toilet in my store, so please hurr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'll have an accident if you're not quick—!"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